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outline1" style:list-style-name="L4">
      <style:graphic-properties draw:fill-color="#ffffff" draw:auto-grow-height="true" fo:min-height="13.716cm"/>
    </style:style>
    <style:style style:name="pr3" style:family="presentation" style:parent-style-name="lyt-darkblue-notes" style:list-style-name="L7">
      <style:graphic-properties draw:fill-color="#ffffff" draw:auto-grow-height="true" fo:min-height="11.411cm"/>
    </style:style>
    <style:style style:name="pr4" style:family="presentation" style:parent-style-name="lyt-darkblue-subtitle">
      <style:graphic-properties draw:fill-color="#ffffff" fo:min-height="1.465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subtitle">
      <style:graphic-properties draw:fill-color="#ffffff" fo:min-height="13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true" fo:margin-left="1.2cm" fo:margin-right="0cm" fo:text-indent="-0.9cm"/>
    </style:style>
    <style:style style:name="P3" style:family="paragraph">
      <style:paragraph-properties text:enable-numbering="true" fo:margin-left="2.4cm" fo:margin-right="0cm" fo:text-indent="-0.8cm"/>
    </style:style>
    <style:style style:name="P4" style:family="paragraph">
      <style:paragraph-properties text:enable-numbering="fals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text:enable-numbering="true" fo:margin-left="0.6cm" fo:margin-right="0cm" fo:text-indent="-0.6cm"/>
    </style:style>
    <style:style style:name="P9" style:family="paragraph">
      <style:paragraph-properties text:enable-numbering="true" fo:margin-left="0.6cm" fo:margin-right="0cm" fo:text-align="start" fo:text-indent="-0.6cm"/>
    </style:style>
    <style:style style:name="P10" style:family="paragraph">
      <style:paragraph-properties text:enable-numbering="false" fo:margin-left="0.6cm" fo:margin-right="0cm" fo:text-align="start" fo:text-indent="-0.6cm"/>
    </style:style>
    <text:list-style style:name="L1">
      <text:list-level-style-bullet text:level="1" text:bullet-char="">
        <style:list-level-properties text:list-level-position-and-space-mode="label-width-and-position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list-level-position-and-space-mode="label-width-and-position"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list-level-position-and-space-mode="label-width-and-position"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list-level-position-and-space-mode="label-width-and-position"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list-level-position-and-space-mode="label-width-and-position"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list-level-position-and-space-mode="label-width-and-position"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list-level-position-and-space-mode="label-width-and-position"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list-level-position-and-space-mode="label-width-and-position"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list-level-position-and-space-mode="label-width-and-position"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list-level-position-and-space-mode="label-width-and-position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list-level-position-and-space-mode="label-width-and-position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 draw:id="id1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2" draw:text-style-name="P1" draw:layer="layout" svg:width="24.369cm" svg:height="13.716cm" svg:x="2.058cm" svg:y="5.453cm" presentation:class="outline">
          <draw:text-box>
            <text:list text:style-name="L2">
              <text:list-item>
                <text:p text:style-name="P2">RiCPP: Framework for RenderMan in C/C++</text:p>
              </text:list-item>
              <text:list-item>
                <text:p text:style-name="P2">Benefits</text:p>
              </text:list-item>
            </text:list>
            <text:list text:style-name="L3">
              <text:list-item>
                <text:list>
                  <text:list-item>
                    <text:p text:style-name="P3">High-level 3D interface</text:p>
                  </text:list-item>
                  <text:list-item>
                    <text:p text:style-name="P3">RenderMan Interface Bytestream RIB as „Metafile“ format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2">Applications</text:p>
              </text:list-item>
            </text:list>
            <text:list text:style-name="L4">
              <text:list-item>
                <text:list>
                  <text:list-item>
                    <text:p text:style-name="P3">Procedural Modeling</text:p>
                  </text:list-item>
                  <text:list-item>
                    <text:p text:style-name="P3">Creation and manipulation of RIB files and streams</text:p>
                  </text:list-item>
                  <text:list-item>
                    <text:p text:style-name="P3">Extensible by new renderer modules</text:p>
                  </text:list-item>
                </text:list>
              </text:list-item>
            </text:list>
            <text:p text:style-name="P4"/>
          </draw:text-box>
        </draw:frame>
        <anim:par presentation:node-type="timing-root">
          <anim:par smil:begin="id10.begin">
            <anim:transitionFilter smil:dur="2s" smil:type="slideWipe" smil:subtype="fromRight" smil:direction="reverse"/>
          </anim:par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 draw:id="id11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4" draw:text-style-name="P5" draw:layer="layout" svg:width="24.369cm" svg:height="1.465cm" svg:x="2cm" svg:y="3.535cm" presentation:class="subtitle" presentation:user-transformed="true">
          <draw:text-box>
            <text:p text:style-name="P5">Architecture</text:p>
          </draw:text-box>
        </draw:frame>
        <draw:rect draw:style-name="gr2" draw:text-style-name="P7" draw:id="id4" draw:layer="layout" svg:width="4.5cm" svg:height="2.5cm" svg:x="9cm" svg:y="7.5cm">
          <text:p text:style-name="P6">Frontend</text:p>
        </draw:rect>
        <draw:rect draw:style-name="gr2" draw:text-style-name="P7" draw:id="id5" draw:layer="layout" svg:width="4.5cm" svg:height="2.5cm" svg:x="3cm" svg:y="5.5cm">
          <text:p text:style-name="P6">C Binding</text:p>
        </draw:rect>
        <draw:rect draw:style-name="gr2" draw:text-style-name="P7" draw:id="id7" draw:layer="layout" svg:width="4.5cm" svg:height="2.5cm" svg:x="16.5cm" svg:y="7.5cm">
          <text:p text:style-name="P6">Backend</text:p>
        </draw:rect>
        <draw:rect draw:style-name="gr2" draw:text-style-name="P7" draw:id="id2" draw:layer="layout" svg:width="4.5cm" svg:height="2.5cm" svg:x="16.5cm" svg:y="12.5cm">
          <text:p text:style-name="P6">Rib Writer</text:p>
        </draw:rect>
        <draw:rect draw:style-name="gr2" draw:text-style-name="P7" draw:id="id3" draw:layer="layout" svg:width="4.5cm" svg:height="2.5cm" svg:x="22.5cm" svg:y="12.5cm">
          <text:p text:style-name="P6">Tesselator</text:p>
        </draw:rect>
        <draw:rect draw:style-name="gr2" draw:text-style-name="P7" draw:id="id6" draw:layer="layout" svg:width="4.5cm" svg:height="2.5cm" svg:x="9cm" svg:y="12.5cm">
          <text:p text:style-name="P6">Rib Filter</text:p>
        </draw:rect>
        <draw:custom-shape draw:style-name="gr3" draw:text-style-name="P7" draw:id="id1" draw:layer="layout" svg:width="1.5cm" svg:height="1.5cm" svg:x="18cm" svg:y="10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7" draw:layer="layout" svg:x1="18.749cm" svg:y1="11.5cm" svg:x2="18.75cm" svg:y2="12.5cm" draw:start-shape="id1" draw:start-glue-point="6" draw:end-shape="id2" draw:end-glue-point="0">
          <text:p/>
        </draw:connector>
        <draw:connector draw:style-name="gr4" draw:text-style-name="P7" draw:layer="layout" svg:x1="24.75cm" svg:y1="12.5cm" svg:x2="18.749cm" svg:y2="11.5cm" draw:start-shape="id3" draw:start-glue-point="0" draw:end-shape="id1" draw:end-glue-point="6">
          <text:p/>
        </draw:connector>
        <draw:connector draw:style-name="gr4" draw:text-style-name="P7" draw:layer="layout" svg:x1="9cm" svg:y1="8.75cm" svg:x2="5.25cm" svg:y2="8cm" draw:start-shape="id4" draw:start-glue-point="3" draw:end-shape="id5" draw:end-glue-point="2">
          <text:p/>
        </draw:connector>
        <draw:connector draw:style-name="gr4" draw:text-style-name="P7" draw:layer="layout" svg:x1="11.25cm" svg:y1="10cm" svg:x2="11.25cm" svg:y2="12.5cm" draw:start-shape="id4" draw:start-glue-point="2" draw:end-shape="id6" draw:end-glue-point="0">
          <text:p/>
        </draw:connector>
        <draw:connector draw:style-name="gr4" draw:text-style-name="P7" draw:layer="layout" svg:x1="13.5cm" svg:y1="8.75cm" svg:x2="16.5cm" svg:y2="8.75cm" draw:start-shape="id4" draw:start-glue-point="1" draw:end-shape="id7" draw:end-glue-point="3">
          <text:p/>
        </draw:connector>
        <draw:frame draw:style-name="gr5" draw:text-style-name="P1" draw:layer="layout" svg:width="0.853cm" svg:height="1cm" svg:x="13.647cm" svg:y="9cm">
          <draw:text-box>
            <text:p text:style-name="P1">1</text:p>
          </draw:text-box>
        </draw:frame>
        <draw:frame draw:style-name="gr6" draw:layer="layout" svg:width="0.853cm" svg:height="0.962cm" svg:x="15.647cm" svg:y="9cm">
          <draw:text-box>
            <text:p text:style-name="P1">n</text:p>
          </draw:text-box>
        </draw:frame>
        <draw:rect draw:style-name="gr2" draw:text-style-name="P7" draw:id="id8" draw:layer="layout" svg:width="4.5cm" svg:height="2.5cm" svg:x="22.5cm" svg:y="17cm">
          <text:p text:style-name="P6">OpenGL</text:p>
          <text:p text:style-name="P6">Renderer</text:p>
        </draw:rect>
        <draw:custom-shape draw:style-name="gr3" draw:text-style-name="P7" draw:id="id9" draw:layer="layout" svg:width="1.5cm" svg:height="1.5cm" svg:x="24cm" svg:y="1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7" draw:layer="layout" svg:x1="24.75cm" svg:y1="17cm" svg:x2="24.749cm" svg:y2="16.5cm" draw:start-shape="id8" draw:start-glue-point="0" draw:end-shape="id9" draw:end-glue-point="6">
          <text:p/>
        </draw:connector>
        <draw:frame draw:style-name="gr5" draw:text-style-name="P1" draw:layer="layout" svg:width="0.853cm" svg:height="1cm" svg:x="11.147cm" svg:y="10cm">
          <draw:text-box>
            <text:p text:style-name="P1">1</text:p>
          </draw:text-box>
        </draw:frame>
        <draw:frame draw:style-name="gr6" draw:layer="layout" svg:width="0.853cm" svg:height="0.962cm" svg:x="11.147cm" svg:y="11.5cm">
          <draw:text-box>
            <text:p text:style-name="P1">n</text:p>
          </draw:text-box>
        </draw:frame>
        <draw:frame draw:style-name="gr5" draw:text-style-name="P1" draw:layer="layout" svg:width="0.853cm" svg:height="1cm" svg:x="4.147cm" svg:y="8cm">
          <draw:text-box>
            <text:p text:style-name="P1">1</text:p>
          </draw:text-box>
        </draw:frame>
        <draw:frame draw:style-name="gr5" draw:text-style-name="P1" draw:layer="layout" svg:width="0.853cm" svg:height="1cm" svg:x="8cm" svg:y="9cm">
          <draw:text-box>
            <text:p text:style-name="P1">1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0" draw:id="id12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6" draw:text-style-name="P5" draw:layer="layout" svg:width="24.369cm" svg:height="13.795cm" svg:x="2cm" svg:y="3.705cm" presentation:class="subtitle" presentation:user-transformed="true">
          <draw:text-box>
            <text:p text:style-name="P8">Layers of the Library</text:p>
            <text:p text:style-name="P8"/>
            <text:list text:style-name="L5">
              <text:list-item>
                <text:p text:style-name="P9">Linear Algebra – vectors and matrices</text:p>
              </text:list-item>
              <text:list-item>
                <text:p text:style-name="P9">Computational Geometry – curves and surfaces, triangulation and tesselation</text:p>
              </text:list-item>
              <text:list-item>
                <text:p text:style-name="P9">Computer Graphics – viewing, scenegraph, rendering</text:p>
              </text:list-item>
              <text:list-item>
                <text:p text:style-name="P9">RenderMan Interface</text:p>
              </text:list-item>
              <text:list-item>
                <text:p text:style-name="P9">Applications (Rib Viewer)</text:p>
              </text:list-item>
            </text:list>
            <text:p text:style-name="P10"/>
            <text:p text:style-name="P10"/>
          </draw:text-box>
        </draw:frame>
        <anim:par presentation:node-type="timing-root">
          <anim:par smil:begin="id12.begin">
            <anim:transitionFilter smil:dur="2s" smil:type="slideWipe" smil:subtype="fromRight" smil:direction="reverse"/>
          </anim:par>
        </anim:par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text:enable-numbering="false"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text:enable-numbering="true" draw:stroke="none" draw:fill="none">
        <text:list-style style:name="lyt-darkblu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text:enable-numbering="false" draw:stroke="none" draw:fill="none" draw:textarea-vertical-align="middle">
        <text:list-style style:name="lyt-darkblue-subtitle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text:enable-numbering="false" draw:stroke="none" draw:fill="none" draw:textarea-vertical-align="middle">
        <text:list-style style:name="lyt-darkblue-title">
          <text:list-level-style-bullet text:level="1" text:bullet-char="">
            <style:list-level-properties text:list-level-position-and-space-mode="label-width-and-position"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list-level-position-and-space-mode="label-width-and-position"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list-level-position-and-space-mode="label-width-and-position"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list-level-position-and-space-mode="label-width-and-position"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list-level-position-and-space-mode="label-width-and-position"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list-level-position-and-space-mode="label-width-and-position"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list-level-position-and-space-mode="label-width-and-position"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list-level-position-and-space-mode="label-width-and-position"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list-level-position-and-space-mode="label-width-and-position"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_Beta$Unix OpenOffice.org_project/300m3$Build-9328</meta:generator>
    <meta:initial-creator>Andreas Pidde</meta:initial-creator>
    <meta:creation-date>2008-04-28T08:18:17</meta:creation-date>
    <dc:creator>Andreas Pidde</dc:creator>
    <dc:date>2008-09-05T13:24:12</dc:date>
    <dc:language>de-DE</dc:language>
    <meta:editing-cycles>4</meta:editing-cycles>
    <meta:editing-duration>PT00H25M37S</meta:editing-duration>
    <meta:document-statistic meta:object-count="4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